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Source Code Pro ExtraLight" svg:font-family="'Source Code Pro ExtraLight'" style:font-family-generic="modern" style:font-pitch="fixed"/>
    <style:font-face style:name="Source Code Pro Medium" svg:font-family="'Source Code Pro Medium'"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itle">
      <style:text-properties fo:language="de" fo:country="DE" officeooo:rsid="001f4e9b" officeooo:paragraph-rsid="001f4e9b"/>
    </style:style>
    <style:style style:name="P2" style:family="paragraph" style:parent-style-name="Subtitle">
      <style:text-properties fo:language="de" fo:country="DE" officeooo:rsid="001f4e9b" officeooo:paragraph-rsid="001f4e9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Footer">
      <style:text-properties fo:language="de" fo:country="DE"/>
    </style:style>
    <style:style style:name="P5" style:family="paragraph" style:parent-style-name="Header">
      <style:text-properties fo:language="de" fo:country="DE"/>
    </style:style>
    <style:style style:name="P6" style:family="paragraph" style:parent-style-name="Heading_20_1">
      <style:text-properties fo:language="de" fo:country="DE"/>
    </style:style>
    <style:style style:name="P7" style:family="paragraph" style:parent-style-name="Standard">
      <style:text-properties fo:color="#000000" loext:opacity="100%" style:font-name="Cascadia Mono" fo:font-size="9.5pt" style:font-size-asian="9.5pt"/>
    </style:style>
    <style:style style:name="P8" style:family="paragraph" style:parent-style-name="Standard">
      <style:text-properties fo:language="de" fo:country="DE" officeooo:paragraph-rsid="001f4e9b" fo:background-color="transparent"/>
    </style:style>
    <style:style style:name="P9" style:family="paragraph" style:parent-style-name="Standard">
      <style:text-properties style:font-name="Liberation Sans" fo:language="de" fo:country="DE" officeooo:rsid="0029f0be" officeooo:paragraph-rsid="0029f0be" fo:background-color="transparent"/>
    </style:style>
    <style:style style:name="P10" style:family="paragraph" style:parent-style-name="Standard">
      <style:text-properties style:font-name="Liberation Sans" fo:language="de" fo:country="DE" officeooo:rsid="002b3016" officeooo:paragraph-rsid="002b3016" fo:background-color="transparent"/>
    </style:style>
    <style:style style:name="P11" style:family="paragraph" style:parent-style-name="Standard">
      <style:text-properties style:font-name="Liberation Sans" fo:language="de" fo:country="DE" style:text-underline-style="solid" style:text-underline-width="auto" style:text-underline-color="font-color" fo:font-weight="bold" officeooo:rsid="0029f0be" officeooo:paragraph-rsid="0029f0be" fo:background-color="transparent" style:font-weight-asian="bold" style:font-weight-complex="bold"/>
    </style:style>
    <style:style style:name="P12" style:family="paragraph" style:parent-style-name="Standard">
      <style:text-properties style:font-name="Liberation Sans" fo:language="de" fo:country="DE" style:text-underline-style="solid" style:text-underline-width="auto" style:text-underline-color="font-color" fo:font-weight="bold" officeooo:rsid="002b3016" officeooo:paragraph-rsid="002b3016" fo:background-color="transparent" style:font-weight-asian="bold" style:font-weight-complex="bold"/>
    </style:style>
    <style:style style:name="P13" style:family="paragraph" style:parent-style-name="Text_20_body">
      <style:text-properties fo:language="de" fo:country="DE" fo:font-weight="bold" officeooo:paragraph-rsid="001f4e9b" fo:background-color="#fff200" style:font-weight-asian="bold" style:font-weight-complex="bold"/>
    </style:style>
    <style:style style:name="P14" style:family="paragraph" style:parent-style-name="Text_20_body">
      <style:text-properties fo:language="de" fo:country="DE" officeooo:paragraph-rsid="00250b65" fo:background-color="transparent"/>
    </style:style>
    <style:style style:name="P15" style:family="paragraph" style:parent-style-name="Text_20_body">
      <style:text-properties fo:language="de" fo:country="DE" officeooo:rsid="00250b65" officeooo:paragraph-rsid="00268bd0" fo:background-color="transparent"/>
    </style:style>
    <style:style style:name="P16" style:family="paragraph" style:parent-style-name="Text_20_body">
      <style:text-properties fo:language="de" fo:country="DE" officeooo:rsid="0028ff29" officeooo:paragraph-rsid="0028ff29" fo:background-color="transparent"/>
    </style:style>
    <style:style style:name="P17" style:family="paragraph" style:parent-style-name="Text_20_body">
      <style:text-properties fo:language="de" fo:country="DE" officeooo:rsid="002984b9" officeooo:paragraph-rsid="002984b9" fo:background-color="transparent"/>
    </style:style>
    <style:style style:name="P18" style:family="paragraph" style:parent-style-name="Text_20_body">
      <style:text-properties fo:language="de" fo:country="DE" officeooo:rsid="002799d6" officeooo:paragraph-rsid="002799d6"/>
    </style:style>
    <style:style style:name="P19" style:family="paragraph" style:parent-style-name="Text_20_body">
      <style:text-properties style:text-underline-style="solid" style:text-underline-width="auto" style:text-underline-color="font-color" fo:font-weight="bold" officeooo:rsid="0029f0be" officeooo:paragraph-rsid="0029f0be" style:font-weight-asian="bold" style:font-weight-complex="bold"/>
    </style:style>
    <style:style style:name="P20" style:family="paragraph" style:parent-style-name="Text_20_body">
      <style:text-properties fo:font-style="italic" officeooo:rsid="002dcd26" officeooo:paragraph-rsid="002dcd26" style:font-style-asian="italic" style:font-style-complex="italic"/>
    </style:style>
    <style:style style:name="P21" style:family="paragraph" style:parent-style-name="Text_20_body">
      <style:paragraph-properties fo:margin-top="0cm" fo:margin-bottom="0cm" style:contextual-spacing="false" fo:line-height="100%"/>
      <style:text-properties style:font-name="Source Code Pro Medium" fo:font-size="10pt" fo:language="de" fo:country="DE" officeooo:paragraph-rsid="001f4e9b" fo:background-color="transparent" style:font-size-asian="10pt" style:font-size-complex="10pt"/>
    </style:style>
    <style:style style:name="T1" style:family="text">
      <style:text-properties officeooo:rsid="001fbed0"/>
    </style:style>
    <style:style style:name="T2" style:family="text">
      <style:text-properties style:font-name="Liberation Sans" fo:font-size="28pt" fo:font-weight="bold" officeooo:rsid="00245496" style:font-name-asian="AR PL SungtiL GB" style:font-size-asian="28pt" style:font-weight-asian="bold" style:font-name-complex="Lohit Devanagari" style:font-size-complex="28pt" style:font-weight-complex="bold"/>
    </style:style>
    <style:style style:name="T3" style:family="text">
      <style:text-properties style:font-name="Liberation Sans" fo:font-size="18pt" officeooo:rsid="002bf350" style:font-name-asian="AR PL SungtiL GB" style:font-size-asian="18pt" style:font-name-complex="Lohit Devanagari" style:font-size-complex="18pt"/>
    </style:style>
    <style:style style:name="T4" style:family="text">
      <style:text-properties officeooo:rsid="00250b65"/>
    </style:style>
    <style:style style:name="T5" style:family="text">
      <style:text-properties officeooo:rsid="00268bd0"/>
    </style:style>
    <style:style style:name="T6" style:family="text">
      <style:text-properties officeooo:rsid="00268bd0"/>
    </style:style>
    <style:style style:name="T7" style:family="text">
      <style:text-properties officeooo:rsid="002799d6"/>
    </style:style>
    <style:style style:name="T8" style:family="text">
      <style:text-properties fo:language="de" fo:country="DE"/>
    </style:style>
    <style:style style:name="T9" style:family="text">
      <style:text-properties officeooo:rsid="002984b9"/>
    </style:style>
    <style:style style:name="T10" style:family="text">
      <style:text-properties officeooo:rsid="0029f0be"/>
    </style:style>
    <style:style style:name="T11" style:family="text">
      <style:text-properties fo:color="#0000ff" loext:opacity="100%" style:font-name="Cascadia Mono" fo:font-size="9.5pt" style:font-size-asian="9.5pt"/>
    </style:style>
    <style:style style:name="T12" style:family="text">
      <style:text-properties fo:color="#0000ff" loext:opacity="100%" style:font-name="Cascadia Mono" fo:font-size="9.5pt" style:font-size-asian="9.5pt"/>
    </style:style>
    <style:style style:name="T13" style:family="text">
      <style:text-properties fo:color="#000000" loext:opacity="100%" style:font-name="Cascadia Mono" fo:font-size="9.5pt" style:font-size-asian="9.5pt"/>
    </style:style>
    <style:style style:name="T14" style:family="text">
      <style:text-properties fo:color="#000000" loext:opacity="100%" style:font-name="Cascadia Mono" fo:font-size="9.5pt" style:font-size-asian="9.5pt"/>
    </style:style>
    <style:style style:name="T15" style:family="text">
      <style:text-properties fo:color="#000000" loext:opacity="100%" fo:font-size="9.5pt" style:font-size-asian="9.5pt"/>
    </style:style>
    <style:style style:name="T16" style:family="text">
      <style:text-properties fo:color="#000000" loext:opacity="100%" fo:font-size="9.5pt" officeooo:rsid="002b3016" style:font-size-asian="9.5pt"/>
    </style:style>
    <style:style style:name="T17" style:family="text">
      <style:text-properties fo:color="#2b91af" loext:opacity="100%" style:font-name="Cascadia Mono" fo:font-size="9.5pt" style:font-size-asian="9.5pt"/>
    </style:style>
    <style:style style:name="T18" style:family="text">
      <style:text-properties fo:color="#008000" loext:opacity="100%" style:font-name="Cascadia Mono" fo:font-size="9.5pt" style:font-size-asian="9.5pt"/>
    </style:style>
    <style:style style:name="T19" style:family="text">
      <style:text-properties fo:color="#008000" loext:opacity="100%" style:font-name="Cascadia Mono" fo:font-size="9.5pt" style:font-size-asian="9.5pt"/>
    </style:style>
    <style:style style:name="T20" style:family="text">
      <style:text-properties fo:color="#008000" loext:opacity="100%" style:font-name="Cascadia Mono" fo:font-size="9.5pt" fo:language="de" fo:country="DE" style:font-size-asian="9.5pt"/>
    </style:style>
    <style:style style:name="T21" style:family="text">
      <style:text-properties fo:color="#a31515" loext:opacity="100%" style:font-name="Cascadia Mono" fo:font-size="9.5pt" style:font-size-asian="9.5pt"/>
    </style:style>
    <style:style style:name="T22" style:family="text">
      <style:text-properties officeooo:rsid="002bf350"/>
    </style:style>
    <style:style style:name="T23" style:family="text">
      <style:text-properties officeooo:rsid="002dcd26"/>
    </style:style>
    <style:style style:name="T24" style:family="text">
      <style:text-properties officeooo:rsid="002dcd26"/>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text:span text:style-name="T2">4</text:span>: <text:span text:style-name="T2">Fahrradwerkstadt</text:span><text:reference-mark-end text:name="Aufgabe"/></text:p>
      <text:p text:style-name="P2">Team-ID: <text:reference-mark-start text:name="TeamId"/>?????<text:reference-mark-end text:name="TeamId"/></text:p>
      <text:p text:style-name="P2">Team: Teamname (oder dein Name)</text:p>
      <text:p text:style-name="P2">Bearbeiter/-innen dieser Aufgabe:<text:line-break/><text:span text:style-name="T3">Sebastian Schulze Isfort</text:span></text:p>
      <text:p text:style-name="P2"><text:date style:data-style-name="N81" text:date-value="2022-11-20T16:14:51.857999889" text:fixed="true">20.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3</text:a></text:p>
        </text:index-body>
      </text:table-of-content>
      <text:p text:style-name="P13"/>
      <text:h text:style-name="P6" text:outline-level="1"><text:bookmark-start text:name="__RefHeading___Toc2232_4178761632"/>Lösungsidee<text:bookmark-end text:name="__RefHeading___Toc2232_4178761632"/></text:h>
      <text:p text:style-name="P14"><text:span text:style-name="T6">Für mich</text:span><text:span text:style-name="T4"> </text:span><text:span text:style-name="T22">lag bei der Bearbeitung der Aufgabe </text:span><text:span text:style-name="T24">eine möglichst schnelle Bearbeitung der Aufträge im Vordergrund. Doch um dies umsetzten zu können, musste ich ein Programm schreiben, welches die Aufträge simulieren kann. </text:span></text:p>
      <text:h text:style-name="P6" text:outline-level="1"><text:bookmark-start text:name="__RefHeading___Toc2234_4178761632"/>Umsetzung<text:bookmark-end text:name="__RefHeading___Toc2234_4178761632"/></text:h>
      <text:p text:style-name="P15">Um die Aufgabe zu lösen, habe ich mich dafür entschieden, <text:span text:style-name="T5">jede einzelne Minute des Datensatzes zu simulieren. Hierzu speichere ich jeden Auftrag des Datensatzes als Liste in einer größeren Liste. So ist es möglich, dass </text:span><text:span text:style-name="T7">ich jedes mal, wenn Marc keinen Auftrag behandelt, die übrigen Aufträge zu durchsuchen und einen passenden auszuwählen. Im ersten Fall ist ein passender Auftrag der älteste und im zweiten Fall ist es der kürzeste Auftrag (von denen, die schon eingereicht wurden). </text:span></text:p>
      <text:p text:style-name="P16">In dem dritten Teil der Aufgabe, habe ich, auf Basis des Konzepts aus Aufgabe 1, lediglich <text:span text:style-name="T23">das</text:span> <text:span text:style-name="T23">Kriterium</text:span> <text:span text:style-name="T9">modifiziert, </text:span><text:span text:style-name="T23">nachdem die Aufträge sortiert werden, damit die beiden gegebenen Parameter im Relation zu einander gesetzt werden können.</text:span></text:p>
      <text:p text:style-name="P17">Die schriftlich beantworteten Aufgaben sind im Textdokument des Aufgabenordners zu finden <text:span text:style-name="T10">(Auswertung.txt)</text:span>.</text:p>
      <text:p text:style-name="P17"/>
      <text:p text:style-name="P17"/>
      <text:p text:style-name="P17"><text:soft-page-break/></text:p>
      <text:h text:style-name="P6" text:outline-level="1"><text:bookmark-start text:name="__RefHeading___Toc2236_4178761632"/>Beispiele<text:bookmark-end text:name="__RefHeading___Toc2236_4178761632"/></text:h>
      <text:p text:style-name="P18">Ausgabe von allen Beispielaufgaben:</text:p>
      <text:p text:style-name="P21">+----------+----------+--------------------+--------------------+</text:p>
      <text:p text:style-name="P21">| methode <text:s/>| <text:s text:c="2"/>path <text:s text:c="2"/>| <text:s/>Max waitingTime <text:s text:c="2"/>| <text:s/>Avg waitingTime <text:s text:c="2"/>|</text:p>
      <text:p text:style-name="P21">+----------+----------+--------------------+--------------------+</text:p>
      <text:p text:style-name="P21">| <text:s/>first <text:s text:c="2"/>| <text:s text:c="3"/>00 <text:s text:c="3"/>| <text:s text:c="6"/>68772 <text:s text:c="7"/>| <text:s text:c="5"/>32754.42 <text:s text:c="5"/>|</text:p>
      <text:p text:style-name="P21">+----------+----------+--------------------+--------------------+</text:p>
      <text:p text:style-name="P21">| secound <text:s/>| <text:s text:c="3"/>00 <text:s text:c="3"/>| <text:s text:c="6"/>188735 <text:s text:c="6"/>| <text:s text:c="5"/>16982.2 <text:s text:c="6"/>|</text:p>
      <text:p text:style-name="P21">+----------+----------+--------------------+--------------------+</text:p>
      <text:p text:style-name="P21">| <text:s/>better <text:s/>| <text:s text:c="3"/>00 <text:s text:c="3"/>| <text:s text:c="6"/>30160 <text:s text:c="7"/>| <text:s text:c="5"/>3665.35 <text:s text:c="6"/>|</text:p>
      <text:p text:style-name="P21">+----------+----------+--------------------+--------------------+</text:p>
      <text:p text:style-name="P21">| <text:s/>first <text:s text:c="2"/>| <text:s text:c="3"/>01 <text:s text:c="3"/>| <text:s text:c="6"/>128321 <text:s text:c="6"/>| <text:s text:c="5"/>63535.76 <text:s text:c="5"/>|</text:p>
      <text:p text:style-name="P21">+----------+----------+--------------------+--------------------+</text:p>
      <text:p text:style-name="P21">| secound <text:s/>| <text:s text:c="3"/>01 <text:s text:c="3"/>| <text:s text:c="6"/>433563 <text:s text:c="6"/>| <text:s text:c="5"/>11884.05 <text:s text:c="5"/>|</text:p>
      <text:p text:style-name="P21">+----------+----------+--------------------+--------------------+</text:p>
      <text:p text:style-name="P21">| <text:s/>better <text:s/>| <text:s text:c="3"/>01 <text:s text:c="3"/>| <text:s text:c="6"/>47764 <text:s text:c="7"/>| <text:s text:c="5"/>6237.29 <text:s text:c="6"/>|</text:p>
      <text:p text:style-name="P21">+----------+----------+--------------------+--------------------+</text:p>
      <text:p text:style-name="P21">| <text:s/>first <text:s text:c="2"/>| <text:s text:c="3"/>02 <text:s text:c="3"/>| <text:s text:c="6"/>110974 <text:s text:c="6"/>| <text:s text:c="5"/>51195.45 <text:s text:c="5"/>|</text:p>
      <text:p text:style-name="P21">+----------+----------+--------------------+--------------------+</text:p>
      <text:p text:style-name="P21">| secound <text:s/>| <text:s text:c="3"/>02 <text:s text:c="3"/>| <text:s text:c="6"/>327088 <text:s text:c="6"/>| <text:s text:c="5"/>14819.65 <text:s text:c="5"/>|</text:p>
      <text:p text:style-name="P21">+----------+----------+--------------------+--------------------+</text:p>
      <text:p text:style-name="P21">| <text:s/>better <text:s/>| <text:s text:c="3"/>02 <text:s text:c="3"/>| <text:s text:c="6"/>16109 <text:s text:c="7"/>| <text:s text:c="5"/>2256.73 <text:s text:c="6"/>|</text:p>
      <text:p text:style-name="P21">+----------+----------+--------------------+--------------------+</text:p>
      <text:p text:style-name="P21">| <text:s/>first <text:s text:c="2"/>| <text:s text:c="3"/>03 <text:s text:c="3"/>| <text:s text:c="6"/>60821 <text:s text:c="7"/>| <text:s text:c="5"/>30029.11 <text:s text:c="5"/>|</text:p>
      <text:p text:style-name="P21">+----------+----------+--------------------+--------------------+</text:p>
      <text:p text:style-name="P21">| secound <text:s/>| <text:s text:c="3"/>03 <text:s text:c="3"/>| <text:s text:c="6"/>382016 <text:s text:c="6"/>| <text:s text:c="5"/>17243.01 <text:s text:c="5"/>|</text:p>
      <text:p text:style-name="P21">+----------+----------+--------------------+--------------------+</text:p>
      <text:p text:style-name="P21">| <text:s/>better <text:s/>| <text:s text:c="3"/>03 <text:s text:c="3"/>| <text:s text:c="6"/>19077 <text:s text:c="7"/>| <text:s text:c="5"/>5036.48 <text:s text:c="6"/>|</text:p>
      <text:p text:style-name="P21">+----------+----------+--------------------+--------------------+</text:p>
      <text:p text:style-name="P21">| <text:s/>first <text:s text:c="2"/>| <text:s text:c="3"/>04 <text:s text:c="3"/>| <text:s text:c="6"/>167060 <text:s text:c="6"/>| <text:s text:c="5"/>74428.51 <text:s text:c="5"/>|</text:p>
      <text:p text:style-name="P21">+----------+----------+--------------------+--------------------+</text:p>
      <text:p text:style-name="P21">| secound <text:s/>| <text:s text:c="3"/>04 <text:s text:c="3"/>| <text:s text:c="6"/>363156 <text:s text:c="6"/>| <text:s text:c="5"/>42201.89 <text:s text:c="5"/>|</text:p>
      <text:p text:style-name="P21">+----------+----------+--------------------+--------------------+</text:p>
      <text:p text:style-name="P21">| <text:s/>better <text:s/>| <text:s text:c="3"/>04 <text:s text:c="3"/>| <text:s text:c="6"/>88291 <text:s text:c="7"/>| <text:s text:c="5"/>17883.17 <text:s text:c="5"/>|</text:p>
      <text:p text:style-name="P21">+----------+----------+--------------------+--------------------+</text:p>
      <text:p text:style-name="P21">+ ######## + ######## + ################## + ################## +</text:p>
      <text:p text:style-name="P21">+----------+----------+--------------------+--------------------+</text:p>
      <text:p text:style-name="P21">| All Time | <text:s/>first <text:s text:c="2"/>| <text:s text:c="4"/>167060.00 <text:s text:c="5"/>| <text:s text:c="5"/>50388.65 <text:s text:c="5"/>|</text:p>
      <text:p text:style-name="P21">+----------+----------+--------------------+--------------------+</text:p>
      <text:p text:style-name="P21">| All Time | secound <text:s/>| <text:s text:c="4"/>433563.00 <text:s text:c="5"/>| <text:s text:c="5"/>20626.16 <text:s text:c="5"/>|</text:p>
      <text:p text:style-name="P21">+----------+----------+--------------------+--------------------+</text:p>
      <text:p text:style-name="P21">| All Time | <text:s/>better <text:s/>| <text:s text:c="5"/>88291.00 <text:s text:c="5"/>| <text:s text:c="5"/>7015.80 <text:s text:c="6"/>|</text:p>
      <text:p text:style-name="P21">+----------+----------+--------------------+--------------------+</text:p>
      <text:p text:style-name="Standard"><text:bookmark-start text:name="__RefHeading___Toc764_2365321732"/>Das Beispiel zeigt die Werte in Minuten der 5 Datensätze unter Berücksichtigung der drei Methoden und eine Auswertung aller Werte zusammen.<text:bookmark-end text:name="__RefHeading___Toc764_2365321732"/></text:p>
      <text:p text:style-name="Standard"/>
      <text:p text:style-name="Standard"/>
      <text:h text:style-name="P6" text:outline-level="1"><text:soft-page-break/></text:h>
      <text:h text:style-name="P6" text:outline-level="1"><text:bookmark-start text:name="__RefHeading___Toc2238_4178761632"/>Quellcode<text:bookmark-end text:name="__RefHeading___Toc2238_4178761632"/></text:h>
      <text:p text:style-name="P20"><text:span text:style-name="T8">(</text:span><text:span text:style-name="T20">Grün</text:span><text:span text:style-name="T8"> eingefärbt sind Kommentare, die das Programm erläutern)</text:span></text:p>
      <text:p text:style-name="P19"><text:span text:style-name="T8">Im folgenden Modul wird ein aktueller Job simuliert und Nächte werden übersprungen:</text:span></text:p>
      <text:p text:style-name="P8"><text:span text:style-name="T12">def</text:span><text:span text:style-name="T14"> </text:span><text:span text:style-name="T17">simulation</text:span><text:span text:style-name="T14">(currentJob, maxTime, avgTimeSum, avgTimeCount, globalTime): </text:span><text:span text:style-name="T19">#simulates the process of one single job</text:span></text:p>
      <text:p text:style-name="P7"/>
      <text:p text:style-name="Standard"><text:span text:style-name="T13"><text:s text:c="4"/></text:span><text:span text:style-name="T11">while</text:span><text:span text:style-name="T13">(currentJob[2] &gt; 0):</text:span></text:p>
      <text:p text:style-name="Standard"><text:span text:style-name="T13"><text:s text:c="8"/></text:span><text:span text:style-name="T11">if</text:span><text:span text:style-name="T13"> (((globalTime / 60)) % 24 == 17): </text:span><text:span text:style-name="T18">#if the working time of this day is over</text:span></text:p>
      <text:p text:style-name="Standard"><text:span text:style-name="T13"><text:s text:c="12"/>globalTime += 960 </text:span><text:span text:style-name="T18">#skip the night</text:span></text:p>
      <text:p text:style-name="P7"/>
      <text:p text:style-name="Standard"><text:span text:style-name="T13"><text:s text:c="8"/></text:span><text:span text:style-name="T11">else</text:span><text:span text:style-name="T13">:</text:span></text:p>
      <text:p text:style-name="Standard"><text:span text:style-name="T13"><text:s text:c="12"/>currentJob[2] -= 1 </text:span><text:span text:style-name="T18">#working time one less</text:span></text:p>
      <text:p text:style-name="Standard"><text:span text:style-name="T13"><text:s text:c="12"/>globalTime += 1 </text:span><text:span text:style-name="T18">#global time one more</text:span></text:p>
      <text:p text:style-name="P7"/>
      <text:p text:style-name="Standard"><text:span text:style-name="T13"><text:s text:c="4"/></text:span><text:span text:style-name="T18">#all values get calculate</text:span></text:p>
      <text:p text:style-name="Standard"><text:span text:style-name="T13"><text:s text:c="4"/>waitingTime = globalTime - currentJob[1]</text:span></text:p>
      <text:p text:style-name="Standard"><text:span text:style-name="T13"><text:s text:c="4"/></text:span><text:span text:style-name="T11">if</text:span><text:span text:style-name="T13"> waitingTime &gt; maxTime:</text:span></text:p>
      <text:p text:style-name="Standard"><text:span text:style-name="T13"><text:s text:c="8"/>maxTime = waitingTime</text:span></text:p>
      <text:p text:style-name="Standard"><text:span text:style-name="T13"><text:s text:c="4"/>avgTimeSum += waitingTime</text:span></text:p>
      <text:p text:style-name="Standard"><text:span text:style-name="T13"><text:s text:c="4"/>avgTimeCount += 1</text:span></text:p>
      <text:p text:style-name="P7"/>
      <text:p text:style-name="P8"><text:span text:style-name="T14"><text:s text:c="4"/></text:span><text:span text:style-name="T12">return</text:span><text:span text:style-name="T14"> maxTime, avgTimeSum, avgTimeCount, globalTime</text:span></text:p>
      <text:p text:style-name="P8"><text:span text:style-name="T14"/></text:p>
      <text:p text:style-name="P8"><text:span text:style-name="T14"/></text:p>
      <text:p text:style-name="P11"><text:span text:style-name="T16">Das ist die Simulation des dritten Weges</text:span><text:span text:style-name="T15">:</text:span></text:p>
      <text:p text:style-name="P9"><text:span text:style-name="T15"/></text:p>
      <text:p text:style-name="P9"><text:span text:style-name="T12">while</text:span><text:span text:style-name="T14">(</text:span><text:span text:style-name="T12">len</text:span><text:span text:style-name="T14">(src) &gt; 0): </text:span><text:span text:style-name="T19">#repeat until no job is left</text:span></text:p>
      <text:p text:style-name="P7"/>
      <text:p text:style-name="Standard"><text:span text:style-name="T13"><text:s text:c="8"/>possibleJobs = []</text:span></text:p>
      <text:p text:style-name="Standard"><text:span text:style-name="T13"><text:s text:c="8"/></text:span><text:span text:style-name="T11">for</text:span><text:span text:style-name="T13"> i in </text:span><text:span text:style-name="T11">range</text:span><text:span text:style-name="T13">(</text:span><text:span text:style-name="T11">len</text:span><text:span text:style-name="T13">(src)):</text:span></text:p>
      <text:p text:style-name="Standard"><text:span text:style-name="T13"><text:s text:c="12"/>srcVal = src[i].copy()</text:span></text:p>
      <text:p text:style-name="Standard"><text:span text:style-name="T13"><text:s text:c="12"/></text:span><text:span text:style-name="T11">if</text:span><text:span text:style-name="T13"> srcVal[1] &lt;= globalTime:</text:span></text:p>
      <text:p text:style-name="Standard"><text:span text:style-name="T13"><text:s text:c="16"/>var = src[i].copy()</text:span></text:p>
      <text:p text:style-name="Standard"><text:span text:style-name="T13"><text:s text:c="16"/>possibleJobs.append(var)</text:span></text:p>
      <text:p text:style-name="Standard"><text:span text:style-name="T13"><text:s text:c="12"/></text:span><text:span text:style-name="T11">else</text:span><text:span text:style-name="T13">:</text:span></text:p>
      <text:p text:style-name="Standard"><text:span text:style-name="T13"><text:s text:c="16"/></text:span><text:span text:style-name="T11">break</text:span></text:p>
      <text:p text:style-name="P7"/>
      <text:p text:style-name="Standard"><text:span text:style-name="T13"><text:s text:c="8"/></text:span><text:span text:style-name="T11">for</text:span><text:span text:style-name="T13"> i in possibleJobs: </text:span><text:span text:style-name="T18">#makes the waiting time in relation to the start time</text:span></text:p>
      <text:p text:style-name="P7"/>
      <text:p text:style-name="Standard"><text:span text:style-name="T13"><text:s text:c="12"/>i.insert(3, i[2] / i[1])</text:span></text:p>
      <text:p text:style-name="P7"/>
      <text:p text:style-name="P7"/>
      <text:p text:style-name="Standard"><text:span text:style-name="T13"><text:s text:c="8"/></text:span><text:span text:style-name="T11">if</text:span><text:span text:style-name="T13"> </text:span><text:span text:style-name="T11">len</text:span><text:span text:style-name="T13">(possibleJobs) != 0:</text:span></text:p>
      <text:p text:style-name="Standard"><text:span text:style-name="T13"><text:s text:c="12"/>mergeSort.mergeSort(possibleJobs, 3)</text:span></text:p>
      <text:p text:style-name="Standard"><text:span text:style-name="T13"><text:s text:c="12"/>currentJob = possibleJobs[0].copy()</text:span></text:p>
      <text:p text:style-name="P7"/>
      <text:p text:style-name="Standard"><text:span text:style-name="T13"><text:s text:c="8"/></text:span><text:span text:style-name="T11">else</text:span><text:span text:style-name="T13">: </text:span><text:span text:style-name="T18">#skips time to the next job start time</text:span></text:p>
      <text:p text:style-name="Standard"><text:span text:style-name="T13"><text:s text:c="12"/>currentJob = src[0].copy()</text:span></text:p>
      <text:p text:style-name="Standard"><text:span text:style-name="T13"><text:s text:c="12"/>globalTime = currentJob[1]</text:span></text:p>
      <text:p text:style-name="Standard"><text:span text:style-name="T13"><text:s text:c="12"/></text:span><text:span text:style-name="T11">while</text:span><text:span text:style-name="T13"> not((globalTime / 60) % 24 &lt; 17 and (globalTime / 60) % 24 &gt; 9): </text:span><text:span text:style-name="T18">#skips time to the next morining</text:span></text:p>
      <text:p text:style-name="Standard"><text:span text:style-name="T13"><text:s text:c="16"/>globalTime += 1</text:span></text:p>
      <text:p text:style-name="P7"/>
      <text:p text:style-name="Standard"><text:soft-page-break/><text:span text:style-name="T13"><text:s text:c="8"/></text:span><text:span text:style-name="T11">while</text:span><text:span text:style-name="T13">(currentJob[2] &gt; 0): </text:span><text:span text:style-name="T18">#simulate the time of work</text:span></text:p>
      <text:p text:style-name="P7"/>
      <text:p text:style-name="Standard"><text:span text:style-name="T13"><text:s text:c="12"/></text:span><text:span text:style-name="T11">if</text:span><text:span text:style-name="T13"> (((globalTime / 60) + 7) % 24 == 0): </text:span><text:span text:style-name="T18">#if the working time per day is over</text:span></text:p>
      <text:p text:style-name="Standard"><text:span text:style-name="T13"><text:s text:c="16"/>globalTime += 960 </text:span><text:span text:style-name="T18">#skip the nights</text:span></text:p>
      <text:p text:style-name="P7"/>
      <text:p text:style-name="Standard"><text:span text:style-name="T13"><text:s text:c="12"/></text:span><text:span text:style-name="T11">else</text:span><text:span text:style-name="T13">:</text:span></text:p>
      <text:p text:style-name="Standard"><text:span text:style-name="T13"><text:s text:c="16"/>currentJob[2] -= 1 </text:span><text:span text:style-name="T18">#working time one less</text:span></text:p>
      <text:p text:style-name="P9"><text:span text:style-name="T14"><text:s text:c="16"/>globalTime += 1 </text:span><text:span text:style-name="T19">#global time one more</text:span></text:p>
      <text:p text:style-name="P9"><text:span text:style-name="T14"/></text:p>
      <text:p text:style-name="P9"><text:span text:style-name="T14"/></text:p>
      <text:p text:style-name="P12"><text:span text:style-name="T15">So werden alle Datensätze durchsimuliert:</text:span></text:p>
      <text:p text:style-name="P10"><text:span text:style-name="T14"/></text:p>
      <text:p text:style-name="P10"><text:span text:style-name="T19">#Simulation of each data set on all three ways</text:span></text:p>
      <text:p text:style-name="Standard"><text:span text:style-name="T11">for</text:span><text:span text:style-name="T13"> i in </text:span><text:span text:style-name="T11">range</text:span><text:span text:style-name="T13">(</text:span><text:span text:style-name="T11">len</text:span><text:span text:style-name="T13">(paths)):</text:span></text:p>
      <text:p text:style-name="P7"/>
      <text:p text:style-name="Standard"><text:span text:style-name="T13"><text:s text:c="4"/></text:span><text:span text:style-name="T18">#Sim first Way</text:span></text:p>
      <text:p text:style-name="Standard"><text:span text:style-name="T13"><text:s text:c="4"/>methode, path, maxTime, avgTime, = firstWay.Simulation(paths[i])</text:span></text:p>
      <text:p text:style-name="Standard"><text:span text:style-name="T13"><text:s text:c="4"/></text:span><text:span text:style-name="T11">print</text:span><text:span text:style-name="T13">(f</text:span><text:span text:style-name="T21">"+----------+----------+--------------------+--------------------+"</text:span><text:span text:style-name="T13">)</text:span></text:p>
      <text:p text:style-name="Standard"><text:span text:style-name="T13"><text:s text:c="4"/></text:span><text:span text:style-name="T11">print</text:span><text:span text:style-name="T13">(f</text:span><text:span text:style-name="T21">"|{methode: ^10}|{path: ^10}|{maxTime: ^20}|{round(avgTime, 2): ^20}|"</text:span><text:span text:style-name="T13">)</text:span></text:p>
      <text:p text:style-name="P7"/>
      <text:p text:style-name="Standard"><text:span text:style-name="T13"><text:s text:c="4"/>firstAllTimeAvgSum += avgTime</text:span></text:p>
      <text:p text:style-name="Standard"><text:span text:style-name="T13"><text:s text:c="4"/>firstAllTimeAvgCount += 1</text:span></text:p>
      <text:p text:style-name="Standard"><text:span text:style-name="T13"><text:s text:c="4"/></text:span><text:span text:style-name="T11">if</text:span><text:span text:style-name="T13"> firstAllTimeMax &lt; maxTime:</text:span></text:p>
      <text:p text:style-name="Standard"><text:span text:style-name="T13"><text:s text:c="8"/>firstAllTimeMax = maxTime</text:span></text:p>
      <text:p text:style-name="P7"/>
      <text:p text:style-name="P7"/>
      <text:p text:style-name="Standard"><text:span text:style-name="T13"><text:s text:c="4"/></text:span><text:span text:style-name="T18">#sim secound Way</text:span></text:p>
      <text:p text:style-name="Standard"><text:span text:style-name="T13"><text:s text:c="4"/>methode, path, maxTime, avgTime, = secoundWay.Simulation(paths[i])</text:span></text:p>
      <text:p text:style-name="Standard"><text:span text:style-name="T13"><text:s text:c="4"/></text:span><text:span text:style-name="T11">print</text:span><text:span text:style-name="T13">(f</text:span><text:span text:style-name="T21">"+----------+----------+--------------------+--------------------+"</text:span><text:span text:style-name="T13">)</text:span></text:p>
      <text:p text:style-name="Standard"><text:span text:style-name="T13"><text:s text:c="4"/></text:span><text:span text:style-name="T11">print</text:span><text:span text:style-name="T13">(f</text:span><text:span text:style-name="T21">"|{methode: ^10}|{path: ^10}|{maxTime: ^20}|{round(avgTime, 2): ^20}|"</text:span><text:span text:style-name="T13">)</text:span></text:p>
      <text:p text:style-name="P7"/>
      <text:p text:style-name="Standard"><text:span text:style-name="T13"><text:s text:c="4"/>secoundAllTimeAvgSum += avgTime</text:span></text:p>
      <text:p text:style-name="Standard"><text:span text:style-name="T13"><text:s text:c="4"/>secoundAllTimeAvgCount += 1</text:span></text:p>
      <text:p text:style-name="Standard"><text:span text:style-name="T13"><text:s text:c="4"/></text:span><text:span text:style-name="T11">if</text:span><text:span text:style-name="T13"> secoundAllTimeMax &lt; maxTime:</text:span></text:p>
      <text:p text:style-name="Standard"><text:span text:style-name="T13"><text:s text:c="8"/>secoundAllTimeMax = maxTime</text:span></text:p>
      <text:p text:style-name="P7"/>
      <text:p text:style-name="P7"/>
      <text:p text:style-name="Standard"><text:span text:style-name="T13"><text:s text:c="4"/></text:span><text:span text:style-name="T18">#sim better Way</text:span></text:p>
      <text:p text:style-name="Standard"><text:span text:style-name="T13"><text:s text:c="4"/>methode, path, maxTime, avgTime, = betterWay.Simulation(paths[i])</text:span></text:p>
      <text:p text:style-name="Standard"><text:span text:style-name="T13"><text:s text:c="4"/></text:span><text:span text:style-name="T11">print</text:span><text:span text:style-name="T13">(f</text:span><text:span text:style-name="T21">"+----------+----------+--------------------+--------------------+"</text:span><text:span text:style-name="T13">)</text:span></text:p>
      <text:p text:style-name="Standard"><text:span text:style-name="T13"><text:s text:c="4"/></text:span><text:span text:style-name="T11">print</text:span><text:span text:style-name="T13">(f</text:span><text:span text:style-name="T21">"|{methode: ^10}|{path: ^10}|{maxTime: ^20}|{round(avgTime, 2): ^20}|"</text:span><text:span text:style-name="T13">)</text:span></text:p>
      <text:p text:style-name="P7"/>
      <text:p text:style-name="Standard"><text:span text:style-name="T13"><text:s text:c="4"/>betterAllTimeAvgSum += avgTime</text:span></text:p>
      <text:p text:style-name="Standard"><text:span text:style-name="T13"><text:s text:c="4"/>betterAllTimeAvgCount += 1</text:span></text:p>
      <text:p text:style-name="Standard"><text:span text:style-name="T13"><text:s text:c="4"/></text:span><text:span text:style-name="T11">if</text:span><text:span text:style-name="T13"> betterAllTimeMax &lt; maxTime:</text:span></text:p>
      <text:p text:style-name="P10"><text:span text:style-name="T14"><text:s text:c="8"/>betterAllTimeMax = maxTi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Source Code Pro ExtraLight" svg:font-family="'Source Code Pro ExtraLight'" style:font-family-generic="modern" style:font-pitch="fixed"/>
    <style:font-face style:name="Source Code Pro Medium" svg:font-family="'Source Code Pro Medium'"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4: Fahrradwerkstadt</text:reference-ref><text:tab/><text:tab/><text:span text:style-name="MT1">Team-ID: </text:span><text:span text:style-name="MT1"><text:reference-ref text:reference-format="text" text:ref-name="TeamId">?????</text:reference-ref></text:span></text:p>
      </style:header>
      <style:header-first>
        <text:p text:style-name="MP1"/>
      </style:header-first>
      <style:footer>
        <text:p text:style-name="MP2"><text:tab/><text:page-number text:select-page="current">4</text:page-number>/<text:page-count>4</text:page-count></text:p>
      </style:footer>
      <style:footer-first>
        <text:p text:style-name="MP2"><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0T16:14:52.666000000</meta:creation-date>
    <meta:editing-duration>PT16M39S</meta:editing-duration>
    <meta:editing-cycles>4</meta:editing-cycles>
    <meta:generator>LibreOffice/7.0.4.2$Windows_X86_64 LibreOffice_project/dcf040e67528d9187c66b2379df5ea4407429775</meta:generator>
    <dc:date>2022-11-20T22:18:47.269000000</dc:date>
    <meta:document-statistic meta:table-count="0" meta:image-count="0" meta:object-count="0" meta:page-count="4" meta:paragraph-count="133" meta:word-count="878" meta:character-count="7395" meta:non-whitespace-character-count="5715"/>
  </office:meta>
</office:document-meta>
</file>